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100000023E4A54A1A7D6DBC3E.png" manifest:media-type="image/png"/>
  <manifest:file-entry manifest:full-path="Pictures/100000010000011A0000010DAEE28C46ABF412B8.png" manifest:media-type="image/png"/>
  <manifest:file-entry manifest:full-path="Pictures/1000000100000190000001B9D0D1625B37F79D4C.png" manifest:media-type="image/png"/>
  <manifest:file-entry manifest:full-path="Pictures/10000001000000FF000000B1B94173570B988E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6.746cm" svg:height="4.682cm" svg:x="10.717cm" svg:y="5.565cm">
          <draw:image xlink:href="Pictures/10000001000000FF000000B1B94173570B988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10.582cm" svg:height="11.667cm" svg:x="8.799cm" svg:y="2.072cm">
          <draw:image xlink:href="Pictures/1000000100000190000001B9D0D1625B37F79D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3" draw:text-style-name="P3" draw:layer="layout" svg:width="7.46cm" svg:height="7.116cm" svg:x="10.36cm" svg:y="4.348cm">
          <draw:image xlink:href="Pictures/100000010000011A0000010DAEE28C46ABF412B8.png" xlink:type="simple" xlink:show="embed" xlink:actuate="onLoad" draw:mime-type="image/png">
            <text:p/>
          </draw:image>
        </draw:frame>
        <draw:frame draw:style-name="gr3" draw:text-style-name="P3" draw:layer="layout" svg:width="8.069cm" svg:height="0.925cm" svg:x="9.5cm" svg:y="2cm">
          <draw:image xlink:href="Pictures/100000010000013100000023E4A54A1A7D6D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07:08:24.002604102</meta:creation-date>
    <dc:date>2022-10-04T18:52:32.307564311</dc:date>
    <meta:editing-duration>PT14H26M40S</meta:editing-duration>
    <meta:editing-cycles>3</meta:editing-cycles>
    <meta:generator>LibreOffice/7.3.6.2$Linux_X86_64 LibreOffice_project/30$Build-2</meta:generator>
    <meta:document-statistic meta:object-count="55"/>
  </office:meta>
</office:document-meta>
</file>